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8">
      <style:graphic-properties draw:fill="none" draw:stroke="solid" svg:stroke-width="0.00694in" svg:stroke-color="#000000" draw:marker-end="a417" svg:stroke-opacity="100%" draw:stroke-linejoin="miter" svg:stroke-linecap="butt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draw:fill="none" draw:stroke="solid" svg:stroke-width="0.00694in" svg:stroke-color="#000000" draw:marker-end="a419" svg:stroke-opacity="100%" draw:stroke-linejoin="miter" svg:stroke-linecap="butt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2">
      <style:graphic-properties draw:fill="none" draw:stroke="solid" svg:stroke-width="0.00694in" svg:stroke-color="#000000" draw:marker-end="a421" svg:stroke-opacity="100%" draw:stroke-linejoin="miter" svg:stroke-linecap="butt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000000" draw:marker-end="a423" svg:stroke-opacity="100%" draw:stroke-linejoin="miter" svg:stroke-linecap="but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0">
      <style:graphic-properties draw:fill="none" draw:stroke="solid" svg:stroke-width="0.00694in" svg:stroke-color="#000000" draw:marker-end="a409" svg:stroke-opacity="100%" draw:stroke-linejoin="miter" svg:stroke-linecap="butt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>
      <style:graphic-properties draw:fill="none" draw:stroke="solid" svg:stroke-width="0.00694in" svg:stroke-color="#000000" draw:marker-end="a411" svg:stroke-opacity="100%" draw:stroke-linejoin="miter" svg:stroke-linecap="butt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4">
      <style:graphic-properties draw:fill="none" draw:stroke="solid" svg:stroke-width="0.00694in" svg:stroke-color="#000000" draw:marker-end="a413" svg:stroke-opacity="100%" draw:stroke-linejoin="miter" svg:stroke-linecap="butt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0694in" svg:stroke-color="#000000" draw:marker-end="a415" svg:stroke-opacity="100%" draw:stroke-linejoin="miter" svg:stroke-linecap="butt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2.36238in" svg:y="0.38761in" svg:width="2.32454in" svg:height="1.37041in" draw:id="id63" draw:style-name="a384" draw:name="Rectangle 4">
          <svg:title/>
          <svg:desc/>
          <text:p text:style-name="a383" text:class-names="" text:cond-style-name=""><text:span text:style-name="a381" text:class-names="">BUSINESS UNDERSTANDING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8892in" svg:y="0.25745in" svg:width="2.32454in" svg:height="1.37041in" draw:id="id64" draw:style-name="a388" draw:name="Rectangle 5">
          <svg:title/>
          <svg:desc/>
          <text:p text:style-name="a387" text:class-names="" text:cond-style-name=""><text:span text:style-name="a385" text:class-names="">DATA UNDERSTANDING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4641in" svg:y="1.75803in" svg:width="2.32454in" svg:height="1.37041in" draw:id="id65" draw:style-name="a392" draw:name="Rectangle 6">
          <svg:title/>
          <svg:desc/>
          <text:p text:style-name="a391" text:class-names="" text:cond-style-name=""><text:span text:style-name="a389" text:class-names="">DATA PREPARATION</text:span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617in" svg:y="3.81651in" svg:width="2.32454in" svg:height="1.37041in" draw:id="id66" draw:style-name="a396" draw:name="Rectangle 7">
          <svg:title/>
          <svg:desc/>
          <text:p text:style-name="a395" text:class-names="" text:cond-style-name=""><text:span text:style-name="a393" text:class-names="">MODELING</text:span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44in" svg:y="5.18693in" svg:width="2.32454in" svg:height="1.37041in" draw:id="id67" draw:style-name="a400" draw:name="Rectangle 8">
          <svg:title/>
          <svg:desc/>
          <text:p text:style-name="a399" text:class-names="" text:cond-style-name=""><text:span text:style-name="a397" text:class-names="">EVALUATION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916in" svg:y="3.99427in" svg:width="2.32454in" svg:height="1.37041in" draw:id="id68" draw:style-name="a404" draw:name="Rectangle 9">
          <svg:title/>
          <svg:desc/>
          <text:p text:style-name="a403" text:class-names="" text:cond-style-name=""><text:span text:style-name="a401" text:class-names="">DEPLOYMENT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2569in" svg:y="2.44323in" svg:width="1.74312in" svg:height="1.832in" draw:id="id69" draw:style-name="a408" draw:name="Cylinder 10">
          <svg:title/>
          <svg:desc/>
          <text:p text:style-name="a407" text:class-names="" text:cond-style-name=""><text:span text:style-name="a405" text:class-names="">DATA</text:span><text:span text:style-name="a406" text:class-names=""/></text:p>
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21550000 - 21600000"/>
            <draw:equation draw:name="f111" draw:formula="if(?f110, 21600000, 21550000)"/>
            <draw:equation draw:name="f112" draw:formula="-21550000 - ?f111"/>
            <draw:equation draw:name="f113" draw:formula="if(?f112, -21550000, ?f111)"/>
            <draw:equation draw:name="f114" draw:formula="?f0 + ?f113"/>
            <draw:equation draw:name="f115" draw:formula="?f114 + ?f1"/>
            <draw:equation draw:name="f116" draw:formula="?f115 * ?f11 / ?f0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8"/>
            <draw:equation draw:name="f121" draw:formula="sin(?f117)"/>
            <draw:equation draw:name="f122" draw:formula="0 - ?f121"/>
            <draw:equation draw:name="f123" draw:formula="?f122 * ?f13"/>
            <draw:equation draw:name="f124" draw:formula="sqrt(?f120 * ?f120 + ?f123 * ?f123 + 0 * 0)"/>
            <draw:equation draw:name="f125" draw:formula="?f8 * ?f13 / ?f124"/>
            <draw:equation draw:name="f126" draw:formula="?f122 * ?f125"/>
            <draw:equation draw:name="f127" draw:formula="?f33 + ?f126"/>
            <draw:equation draw:name="f128" draw:formula="?f119 * ?f125"/>
            <draw:equation draw:name="f129" draw:formula="?f35 + ?f128"/>
            <draw:equation draw:name="f130" draw:formula="if(?f113, ?f2, ?f36)"/>
            <draw:equation draw:name="f131" draw:formula="if(?f113, ?f13, ?f37)"/>
            <draw:equation draw:name="f132" draw:formula="if(?f113, ?f2, ?f38)"/>
            <draw:equation draw:name="f133" draw:formula="if(?f113, ?f13, ?f39)"/>
            <draw:equation draw:name="f134" draw:formula="if(?f113, ?f36, ?f127)"/>
            <draw:equation draw:name="f135" draw:formula="if(?f113, ?f37, ?f129)"/>
            <draw:equation draw:name="f136" draw:formula="if(?f113, ?f38, ?f127)"/>
            <draw:equation draw:name="f137" draw:formula="if(?f113, ?f39, ?f129)"/>
            <draw:equation draw:name="f138" draw:formula="0 + ?f113"/>
            <draw:equation draw:name="f139" draw:formula="?f13 - ?f81"/>
            <draw:equation draw:name="f140" draw:formula="?f139 - ?f13"/>
            <draw:equation draw:name="f141" draw:formula="?f139 + ?f13"/>
            <draw:equation draw:name="f142" draw:formula="?f138 + ?f1"/>
            <draw:equation draw:name="f143" draw:formula="?f142 * ?f11 / ?f0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8"/>
            <draw:equation draw:name="f148" draw:formula="sin(?f144)"/>
            <draw:equation draw:name="f149" draw:formula="0 - ?f148"/>
            <draw:equation draw:name="f150" draw:formula="?f149 * ?f13"/>
            <draw:equation draw:name="f151" draw:formula="sqrt(?f147 * ?f147 + ?f150 * ?f150 + 0 * 0)"/>
            <draw:equation draw:name="f152" draw:formula="?f8 * ?f13 / ?f151"/>
            <draw:equation draw:name="f153" draw:formula="?f149 * ?f152"/>
            <draw:equation draw:name="f154" draw:formula="?f80 + ?f153"/>
            <draw:equation draw:name="f155" draw:formula="?f146 * ?f152"/>
            <draw:equation draw:name="f156" draw:formula="?f139 + ?f155"/>
            <draw:equation draw:name="f157" draw:formula="if(?f113, ?f3, ?f83)"/>
            <draw:equation draw:name="f158" draw:formula="if(?f113, ?f13, ?f140)"/>
            <draw:equation draw:name="f159" draw:formula="if(?f113, ?f3, ?f85)"/>
            <draw:equation draw:name="f160" draw:formula="if(?f113, ?f13, ?f141)"/>
            <draw:equation draw:name="f161" draw:formula="if(?f113, ?f83, ?f154)"/>
            <draw:equation draw:name="f162" draw:formula="if(?f113, ?f140, ?f156)"/>
            <draw:equation draw:name="f163" draw:formula="if(?f113, ?f85, ?f154)"/>
            <draw:equation draw:name="f164" draw:formula="if(?f113, ?f141, ?f156)"/>
          </draw:enhanced-geometry>
        </draw:custom-shape>
        <draw:connector draw:type="line" svg:x1="4.68692in" svg:y1="1.07282in" draw:start-shape="id63" draw:start-glue-point="1" svg:x2="5.98892in" svg:y2="0.94266in" draw:end-shape="id64" draw:end-glue-point="3" draw:id="id70" draw:style-name="a410" draw:name="Straight Arrow Connector 14">
          <svg:title/>
          <svg:desc/>
        </draw:connector>
        <draw:connector draw:type="line" svg:x1="5.98892in" svg:y1="1.10503in" svg:x2="4.68692in" svg:y2="1.26825in" draw:id="id71" draw:style-name="a412" draw:name="Straight Arrow Connector 15">
          <svg:title/>
          <svg:desc/>
        </draw:connector>
        <draw:connector draw:type="line" svg:x1="8.31346in" svg:y1="0.9559in" svg:x2="9.80868in" svg:y2="1.75803in" draw:end-shape="id65" draw:end-glue-point="0" draw:id="id72" draw:style-name="a414" draw:name="Straight Arrow Connector 18">
          <svg:title/>
          <svg:desc/>
        </draw:connector>
        <draw:connector draw:type="line" svg:x1="9.80868in" svg:y1="3.12844in" draw:start-shape="id65" draw:start-glue-point="2" svg:x2="9.82397in" svg:y2="3.81651in" draw:end-shape="id66" draw:end-glue-point="0" draw:id="id73" draw:style-name="a416" draw:name="Straight Arrow Connector 20">
          <svg:title/>
          <svg:desc/>
        </draw:connector>
        <draw:connector draw:type="line" svg:x1="9.98452in" svg:y1="3.80906in" svg:x2="9.98452in" svg:y2="3.12844in" draw:id="id74" draw:style-name="a418" draw:name="Straight Arrow Connector 23">
          <svg:title/>
          <svg:desc/>
        </draw:connector>
        <draw:connector draw:type="line" svg:x1="9.89278in" svg:y1="5.18406in" svg:x2="7.82894in" svg:y2="5.87213in" draw:end-shape="id67" draw:end-glue-point="1" draw:id="id75" draw:style-name="a420" draw:name="Straight Arrow Connector 25">
          <svg:title/>
          <svg:desc/>
        </draw:connector>
        <draw:connector draw:type="line" svg:x1="5.5044in" svg:y1="5.87213in" draw:start-shape="id67" draw:start-glue-point="3" svg:x2="3.61143in" svg:y2="5.36468in" draw:end-shape="id68" draw:end-glue-point="2" draw:id="id76" draw:style-name="a422" draw:name="Straight Arrow Connector 27">
          <svg:title/>
          <svg:desc/>
        </draw:connector>
        <draw:connector draw:type="line" svg:x1="6.66667in" svg:y1="5.18693in" draw:start-shape="id67" draw:start-glue-point="0" svg:x2="3.52465in" svg:y2="1.75803in" draw:end-shape="id63" draw:end-glue-point="2" draw:id="id77" draw:style-name="a424" draw:name="Straight Arrow Connector 3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9" svg:viewBox="0 0 20 30" svg:d="m10 0-10 30h20z"/>
    <draw:marker draw:name="a413" svg:viewBox="0 0 20 30" svg:d="m10 0-10 30h20z"/>
    <draw:marker draw:name="a409" svg:viewBox="0 0 20 30" svg:d="m10 0-10 30h20z"/>
    <draw:marker draw:name="a415" svg:viewBox="0 0 20 30" svg:d="m10 0-10 30h20z"/>
    <draw:marker draw:name="a421" svg:viewBox="0 0 20 30" svg:d="m10 0-10 30h20z"/>
    <draw:marker draw:name="a417" svg:viewBox="0 0 20 30" svg:d="m10 0-10 30h20z"/>
    <draw:marker draw:name="a411" svg:viewBox="0 0 20 30" svg:d="m10 0-10 30h20z"/>
    <draw:marker draw:name="a42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niket Bhawkar</meta:initial-creator>
    <dc:creator>Aniket Bhawkar</dc:creator>
    <meta:creation-date>2019-07-28T13:14:25Z</meta:creation-date>
    <dc:date>2019-07-28T14:11:55Z</dc:date>
    <meta:editing-cycles>1</meta:editing-cycles>
    <meta:editing-duration>PT3450S</meta:editing-duration>
    <meta:document-statistic meta:paragraph-count="7" meta:word-count="10"/>
  </office:meta>
</office:document-meta>
</file>